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officeooo:rsid="000c6173" officeooo:paragraph-rsid="000c6173" style:font-size-asian="21pt" style:font-weight-asian="bold" style:font-size-complex="24pt" style:font-weight-complex="bold"/>
    </style:style>
    <style:style style:name="P2" style:family="paragraph" style:parent-style-name="Standard">
      <style:paragraph-properties fo:text-align="start" style:justify-single-word="false"/>
      <style:text-properties fo:font-size="14pt" fo:font-weight="normal" officeooo:rsid="000c6173" officeooo:paragraph-rsid="000c6173"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0e0f4b" officeooo:paragraph-rsid="000e0f4b"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fbf8a" officeooo:paragraph-rsid="000fbf8a" style:font-size-asian="12.25pt" style:font-weight-asian="normal" style:font-size-complex="1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documentation</text:p>
      <text:p text:style-name="P2"/>
      <text:p text:style-name="P3">Pour les tests unitaires, nous les ferons directement avec le code.</text:p>
      <text:p text:style-name="P3">Pour les programmes purement python, nous nous baserons sur les objets de pytest.py pour effectuer nos tests et pour vérifier la couverture des test avec coverage.py.</text:p>
      <text:p text:style-name="P3">Pour le code django, le framework possède ses propres outils de test et de vérification de coverage.</text:p>
      <text:p text:style-name="P4">Ces tests se feront en local et dans la machine virtuelle travis.</text:p>
      <text:p text:style-name="P4"/>
      <text:p text:style-name="P4">Pour les tests d’intégration, nous le ferons avec des images dockers des modules et que dans la machine virtuelle de travis.</text:p>
      <text:p text:style-name="P4"/>
      <text:p text:style-name="P4">Pour ce qui est des tests de systèmes, ils se feront par le développeur et le client quand tout les éléments seront prêts pour sortir une bêta de l’application sur les machines de test.</text:p>
      <text:p text:style-name="P4"/>
      <text:p text:style-name="P4">Pour chaque cas, nous aurons des scripts qui se chargeront d’installer postgresql et de le remplir avec les données tes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5T00:22:42.447087153</meta:creation-date>
    <meta:generator>LibreOffice/6.4.7.2$Linux_X86_64 LibreOffice_project/40$Build-2</meta:generator>
    <dc:date>2022-03-25T00:33:59.270951222</dc:date>
    <meta:editing-duration>PT11M16S</meta:editing-duration>
    <meta:editing-cycles>3</meta:editing-cycles>
    <meta:document-statistic meta:table-count="0" meta:image-count="0" meta:object-count="0" meta:page-count="1" meta:paragraph-count="8" meta:word-count="143" meta:character-count="847" meta:non-whitespace-character-count="712"/>
  </office:meta>
</office:document-meta>
</file>